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Acme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21500" calcext:value-type="float">
            <text:p>R 121,500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al</text:p>
          </table:table-cell>
          <table:table-cell table:style-name="ce28" office:value-type="float" office:value="35000" calcext:value-type="float">
            <text:p>R 35,000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7]+[.I17]" office:value-type="float" office:value="7" calcext:value-type="float">
            <text:p>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70000" calcext:value-type="float">
            <text:p>R 70,000.00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0000" calcext:value-type="float">
            <text:p>R 10,000.00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 equipment</text:p>
          </table:table-cell>
          <table:table-cell table:style-name="ce28" office:value-type="float" office:value="6500" calcext:value-type="float">
            <text:p>R 6,500.00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0]+[.I20]" office:value-type="float" office:value="19" calcext:value-type="float">
            <text:p>19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1]+[.I21]" office:value-type="float" office:value="23" calcext:value-type="float">
            <text:p>23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155000" calcext:value-type="float">
            <text:p>R 155,000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H22]+[.I22]" office:value-type="float" office:value="27" calcext:value-type="float">
            <text:p>2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uards</text:p>
          </table:table-cell>
          <table:table-cell table:style-name="ce28" office:value-type="float" office:value="155000" calcext:value-type="float">
            <text:p>R 155,000.00</text:p>
          </table:table-cell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3]+[.I23]" office:value-type="float" office:value="30" calcext:value-type="float">
            <text:p>30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table:formula="of:=[.H24]+[.I24]" office:value-type="float" office:value="34" calcext:value-type="float">
            <text:p>34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17000" calcext:value-type="float">
            <text:p>R 117,00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0000" calcext:value-type="float">
            <text:p>R 30,000.00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5000" calcext:value-type="float">
            <text:p>R 35,000.00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22000" calcext:value-type="float">
            <text:p>R 22,000.00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30000" calcext:value-type="float">
            <text:p>R 30,000.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5600" calcext:value-type="float">
            <text:p>R 5,600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awyers' fees</text:p>
          </table:table-cell>
          <table:table-cell table:style-name="ce28" office:value-type="float" office:value="5600" calcext:value-type="float">
            <text:p>R 5,600.00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170000" calcext:value-type="float">
            <text:p>R 170,000.00</text:p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retaker</text:p>
          </table:table-cell>
          <table:table-cell table:style-name="ce28" office:value-type="float" office:value="110000" calcext:value-type="float">
            <text:p>R 110,000.00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sual staff</text:p>
          </table:table-cell>
          <table:table-cell table:style-name="ce28" office:value-type="float" office:value="60000" calcext:value-type="float">
            <text:p>R 60,000.00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on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68000" calcext:value-type="float">
            <text:p>R 68,000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67000" calcext:value-type="float">
            <text:p>R 67,000.00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1000" calcext:value-type="float">
            <text:p>R 1,000.00</text:p>
          </table:table-cell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65000" calcext:value-type="float">
            <text:p>R 65,000.00</text:p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000" calcext:value-type="float">
            <text:p>R 65,000.00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</text:p>
          </table:table-cell>
          <table:table-cell table:style-name="ce18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162000" calcext:value-type="float">
            <text:p>R 162,000.00</text:p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contract</text:p>
          </table:table-cell>
          <table:table-cell table:style-name="ce28" office:value-type="float" office:value="155000" calcext:value-type="float">
            <text:p>R 155,000.0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supplies</text:p>
          </table:table-cell>
          <table:table-cell table:style-name="ce28" office:value-type="float" office:value="7000" calcext:value-type="float">
            <text:p>R 7,000.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ccounting and Auditing</text:p>
          </table:table-cell>
          <table:table-cell table:style-name="ce18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15000" calcext:value-type="float">
            <text:p>R 15,000.00</text:p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15000" calcext:value-type="float">
            <text:p>R 15,000.00</text:p>
          </table:table-cell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79100" calcext:value-type="float">
            <text:p>R 879,100.00</text:p>
          </table:table-cell>
          <table:table-cell/>
          <table:table-cell table:style-name="ce31" table:formula="of:=SUM([.E17:.E76])" office:value-type="currency" office:currency="ZAR" office:value="879100" calcext:value-type="currency">
            <text:p>R 879,10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30005" calcext:value-type="float">
            <text:p>130005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 office:value-type="float" office:value="35000" calcext:value-type="float">
            <text:p>R 35,000.00</text:p>
          </table:table-cell>
          <table:table-cell table:formula="of:=IF([.C15]=&quot;&quot;;0;(1+[.$B$10])*[.C15])" office:value-type="float" office:value="37450" calcext:value-type="float">
            <text:p>R 37,450.00</text:p>
          </table:table-cell>
          <table:table-cell table:formula="of:=IF([.C15]=&quot;&quot;; IF([.D15]=0;&quot;&quot;; &quot;You should not specify an amount.&quot;); [.D15]/[.C15]-1)" office:value-type="percentage" office:value="0.0700000000000001" calcext:value-type="percentage">
            <text:p>7.0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 office:value-type="float" office:value="70000" calcext:value-type="float">
            <text:p>R 70,000.00</text:p>
          </table:table-cell>
          <table:table-cell table:formula="of:=IF([.C16]=&quot;&quot;;0;(1+[.$B$10])*[.C16])" office:value-type="float" office:value="74900" calcext:value-type="float">
            <text:p>R 74,900.00</text:p>
          </table:table-cell>
          <table:table-cell table:formula="of:=IF([.C16]=&quot;&quot;; IF([.D16]=0;&quot;&quot;; &quot;You should not specify an amount.&quot;); [.D16]/[.C16]-1)" office:value-type="percentage" office:value="0.0700000000000001" calcext:value-type="percentage">
            <text:p>7.0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0000" calcext:value-type="float">
            <text:p>R 10,000.00</text:p>
          </table:table-cell>
          <table:table-cell table:formula="of:=IF([.C17]=&quot;&quot;;0;(1+[.$B$10])*[.C17])" office:value-type="float" office:value="10700" calcext:value-type="float">
            <text:p>R 10,700.00</text:p>
          </table:table-cell>
          <table:table-cell table:formula="of:=IF([.C17]=&quot;&quot;; IF([.D17]=0;&quot;&quot;; &quot;You should not specify an amount.&quot;); [.D17]/[.C17]-1)" office:value-type="percentage" office:value="0.0700000000000001" calcext:value-type="percentage">
            <text:p>7.0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 office:value-type="float" office:value="6500" calcext:value-type="float">
            <text:p>R 6,500.00</text:p>
          </table:table-cell>
          <table:table-cell table:formula="of:=IF([.C18]=&quot;&quot;;0;(1+[.$B$10])*[.C18])" office:value-type="float" office:value="6955" calcext:value-type="float">
            <text:p>R 6,955.00</text:p>
          </table:table-cell>
          <table:table-cell table:formula="of:=IF([.C18]=&quot;&quot;; IF([.D18]=0;&quot;&quot;; &quot;You should not specify an amount.&quot;); [.D18]/[.C18]-1)" office:value-type="percentage" office:value="0.0700000000000001" calcext:value-type="percentage">
            <text:p>7.0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 office:value-type="string" office:string-value="Security" calcext:value-type="string">
            <text:p>Security</text:p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165850" calcext:value-type="float">
            <text:p>16585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 office:value-type="string" office:string-value="Guards" calcext:value-type="string">
            <text:p>Guards</text:p>
          </table:table-cell>
          <table:table-cell table:formula="of:=IF(ISBLANK(['Previous Year Financials'.C24]);&quot;&quot;;['Previous Year Financials'.C24])" office:value-type="float" office:value="155000" calcext:value-type="float">
            <text:p>R 155,000.00</text:p>
          </table:table-cell>
          <table:table-cell table:formula="of:=IF([.C21]=&quot;&quot;;0;(1+[.$B$10])*[.C21])" office:value-type="float" office:value="165850" calcext:value-type="float">
            <text:p>R 165,850.00</text:p>
          </table:table-cell>
          <table:table-cell table:formula="of:=IF([.C21]=&quot;&quot;; IF([.D21]=0;&quot;&quot;; &quot;You should not specify an amount.&quot;); [.D21]/[.C21]-1)" office:value-type="percentage" office:value="0.0700000000000001" calcext:value-type="percentage">
            <text:p>7.0%</text:p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125190" calcext:value-type="float">
            <text:p>12519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0000" calcext:value-type="float">
            <text:p>R 30,000.00</text:p>
          </table:table-cell>
          <table:table-cell table:formula="of:=IF([.C24]=&quot;&quot;;0;(1+[.$B$10])*[.C24])" office:value-type="float" office:value="32100" calcext:value-type="float">
            <text:p>R 32,100.00</text:p>
          </table:table-cell>
          <table:table-cell table:formula="of:=IF([.C24]=&quot;&quot;; IF([.D24]=0;&quot;&quot;; &quot;You should not specify an amount.&quot;); [.D24]/[.C24]-1)" office:value-type="percentage" office:value="0.0700000000000001" calcext:value-type="percentage">
            <text:p>7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5000" calcext:value-type="float">
            <text:p>R 35,000.00</text:p>
          </table:table-cell>
          <table:table-cell table:formula="of:=IF([.C25]=&quot;&quot;;0;(1+[.$B$10])*[.C25])" office:value-type="float" office:value="37450" calcext:value-type="float">
            <text:p>R 37,450.00</text:p>
          </table:table-cell>
          <table:table-cell table:formula="of:=IF([.C25]=&quot;&quot;; IF([.D25]=0;&quot;&quot;; &quot;You should not specify an amount.&quot;); [.D25]/[.C25]-1)" office:value-type="percentage" office:value="0.0700000000000001" calcext:value-type="percentage">
            <text:p>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Electricity" calcext:value-type="string">
            <text:p>Electricity</text:p>
          </table:table-cell>
          <table:table-cell table:formula="of:=IF(ISBLANK(['Previous Year Financials'.C29]);&quot;&quot;;['Previous Year Financials'.C29])" office:value-type="float" office:value="22000" calcext:value-type="float">
            <text:p>R 22,000.00</text:p>
          </table:table-cell>
          <table:table-cell table:formula="of:=IF([.C26]=&quot;&quot;;0;(1+[.$B$10])*[.C26])" office:value-type="float" office:value="23540" calcext:value-type="float">
            <text:p>R 23,540.00</text:p>
          </table:table-cell>
          <table:table-cell table:formula="of:=IF([.C26]=&quot;&quot;; IF([.D26]=0;&quot;&quot;; &quot;You should not specify an amount.&quot;); [.D26]/[.C26]-1)" office:value-type="percentage" office:value="0.0700000000000001" calcext:value-type="percentage">
            <text:p>7.0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Refuse" calcext:value-type="string">
            <text:p>Refuse</text:p>
          </table:table-cell>
          <table:table-cell table:formula="of:=IF(ISBLANK(['Previous Year Financials'.C30]);&quot;&quot;;['Previous Year Financials'.C30])" office:value-type="float" office:value="30000" calcext:value-type="float">
            <text:p>R 30,000.00</text:p>
          </table:table-cell>
          <table:table-cell table:formula="of:=IF([.C27]=&quot;&quot;;0;(1+[.$B$10])*[.C27])" office:value-type="float" office:value="32100" calcext:value-type="float">
            <text:p>R 32,100.00</text:p>
          </table:table-cell>
          <table:table-cell table:formula="of:=IF([.C27]=&quot;&quot;; IF([.D27]=0;&quot;&quot;; &quot;You should not specify an amount.&quot;); [.D27]/[.C27]-1)" office:value-type="percentage" office:value="0.0700000000000001" calcext:value-type="percentage">
            <text:p>7.0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 office:value-type="string" office:string-value="Legal" calcext:value-type="string">
            <text:p>Legal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5992" calcext:value-type="float">
            <text:p>5992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Lawyers' fees" calcext:value-type="string">
            <text:p>Lawyers' fees</text:p>
          </table:table-cell>
          <table:table-cell table:formula="of:=IF(ISBLANK(['Previous Year Financials'.C33]);&quot;&quot;;['Previous Year Financials'.C33])" office:value-type="float" office:value="5600" calcext:value-type="float">
            <text:p>R 5,600.00</text:p>
          </table:table-cell>
          <table:table-cell table:formula="of:=IF([.C30]=&quot;&quot;;0;(1+[.$B$10])*[.C30])" office:value-type="float" office:value="5992" calcext:value-type="float">
            <text:p>R 5,992.00</text:p>
          </table:table-cell>
          <table:table-cell table:formula="of:=IF([.C30]=&quot;&quot;; IF([.D30]=0;&quot;&quot;; &quot;You should not specify an amount.&quot;); [.D30]/[.C30]-1)" office:value-type="percentage" office:value="0.0700000000000001" calcext:value-type="percentage">
            <text:p>7.0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 office:value-type="string" office:string-value="Employee costs" calcext:value-type="string">
            <text:p>Employee costs</text:p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181900" calcext:value-type="float">
            <text:p>18190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Caretaker" calcext:value-type="string">
            <text:p>Caretaker</text:p>
          </table:table-cell>
          <table:table-cell table:formula="of:=IF(ISBLANK(['Previous Year Financials'.C36]);&quot;&quot;;['Previous Year Financials'.C36])" office:value-type="float" office:value="110000" calcext:value-type="float">
            <text:p>R 110,000.00</text:p>
          </table:table-cell>
          <table:table-cell table:formula="of:=IF([.C33]=&quot;&quot;;0;(1+[.$B$10])*[.C33])" office:value-type="float" office:value="117700" calcext:value-type="float">
            <text:p>R 117,700.00</text:p>
          </table:table-cell>
          <table:table-cell table:formula="of:=IF([.C33]=&quot;&quot;; IF([.D33]=0;&quot;&quot;; &quot;You should not specify an amount.&quot;); [.D33]/[.C33]-1)" office:value-type="percentage" office:value="0.0700000000000001" calcext:value-type="percentage">
            <text:p>7.0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sual staff" calcext:value-type="string">
            <text:p>Casual staff</text:p>
          </table:table-cell>
          <table:table-cell table:formula="of:=IF(ISBLANK(['Previous Year Financials'.C37]);&quot;&quot;;['Previous Year Financials'.C37])" office:value-type="float" office:value="60000" calcext:value-type="float">
            <text:p>R 60,000.00</text:p>
          </table:table-cell>
          <table:table-cell table:formula="of:=IF([.C34]=&quot;&quot;;0;(1+[.$B$10])*[.C34])" office:value-type="float" office:value="64200" calcext:value-type="float">
            <text:p>R 64,200.00</text:p>
          </table:table-cell>
          <table:table-cell table:formula="of:=IF([.C34]=&quot;&quot;; IF([.D34]=0;&quot;&quot;; &quot;You should not specify an amount.&quot;); [.D34]/[.C34]-1)" office:value-type="percentage" office:value="0.0700000000000001" calcext:value-type="percentage">
            <text:p>7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Administration" calcext:value-type="string">
            <text:p>Administration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72760" calcext:value-type="float">
            <text:p>7276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Managing agent fees" calcext:value-type="string">
            <text:p>Managing agent fees</text:p>
          </table:table-cell>
          <table:table-cell table:formula="of:=IF(ISBLANK(['Previous Year Financials'.C40]);&quot;&quot;;['Previous Year Financials'.C40])" office:value-type="float" office:value="67000" calcext:value-type="float">
            <text:p>R 67,000.00</text:p>
          </table:table-cell>
          <table:table-cell table:formula="of:=IF([.C37]=&quot;&quot;;0;(1+[.$B$10])*[.C37])" office:value-type="float" office:value="71690" calcext:value-type="float">
            <text:p>R 71,690.00</text:p>
          </table:table-cell>
          <table:table-cell table:formula="of:=IF([.C37]=&quot;&quot;; IF([.D37]=0;&quot;&quot;; &quot;You should not specify an amount.&quot;); [.D37]/[.C37]-1)" office:value-type="percentage" office:value="0.0700000000000001" calcext:value-type="percentage">
            <text:p>7.0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 office:value-type="string" office:string-value="Storage" calcext:value-type="string">
            <text:p>Storage</text:p>
          </table:table-cell>
          <table:table-cell table:formula="of:=IF(ISBLANK(['Previous Year Financials'.C41]);&quot;&quot;;['Previous Year Financials'.C41])" office:value-type="float" office:value="1000" calcext:value-type="float">
            <text:p>R 1,000.00</text:p>
          </table:table-cell>
          <table:table-cell table:formula="of:=IF([.C38]=&quot;&quot;;0;(1+[.$B$10])*[.C38])" office:value-type="float" office:value="1070" calcext:value-type="float">
            <text:p>R 1,070.00</text:p>
          </table:table-cell>
          <table:table-cell table:formula="of:=IF([.C38]=&quot;&quot;; IF([.D38]=0;&quot;&quot;; &quot;You should not specify an amount.&quot;); [.D38]/[.C38]-1)" office:value-type="percentage" office:value="0.0700000000000001" calcext:value-type="percentage">
            <text:p>7.0%</text:p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 office:value-type="string" office:string-value="Insurance" calcext:value-type="string">
            <text:p>Insurance</text:p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69550" calcext:value-type="float">
            <text:p>6955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Premiums" calcext:value-type="string">
            <text:p>Premiums</text:p>
          </table:table-cell>
          <table:table-cell table:formula="of:=IF(ISBLANK(['Previous Year Financials'.C44]);&quot;&quot;;['Previous Year Financials'.C44])" office:value-type="float" office:value="65000" calcext:value-type="float">
            <text:p>R 65,000.00</text:p>
          </table:table-cell>
          <table:table-cell table:formula="of:=IF([.C41]=&quot;&quot;;0;(1+[.$B$10])*[.C41])" office:value-type="float" office:value="69550" calcext:value-type="float">
            <text:p>R 69,550.00</text:p>
          </table:table-cell>
          <table:table-cell table:formula="of:=IF([.C41]=&quot;&quot;; IF([.D41]=0;&quot;&quot;; &quot;You should not specify an amount.&quot;); [.D41]/[.C41]-1)" office:value-type="percentage" office:value="0.0700000000000001" calcext:value-type="percentage">
            <text:p>7.0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 office:value-type="string" office:string-value="Gardens" calcext:value-type="string">
            <text:p>Gardens</text:p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173340" calcext:value-type="float">
            <text:p>17334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Gardening contract" calcext:value-type="string">
            <text:p>Gardening contract</text:p>
          </table:table-cell>
          <table:table-cell table:formula="of:=IF(ISBLANK(['Previous Year Financials'.C47]);&quot;&quot;;['Previous Year Financials'.C47])" office:value-type="float" office:value="155000" calcext:value-type="float">
            <text:p>R 155,000.00</text:p>
          </table:table-cell>
          <table:table-cell table:formula="of:=IF([.C44]=&quot;&quot;;0;(1+[.$B$10])*[.C44])" office:value-type="float" office:value="165850" calcext:value-type="float">
            <text:p>R 165,850.00</text:p>
          </table:table-cell>
          <table:table-cell table:formula="of:=IF([.C44]=&quot;&quot;; IF([.D44]=0;&quot;&quot;; &quot;You should not specify an amount.&quot;); [.D44]/[.C44]-1)" office:value-type="percentage" office:value="0.0700000000000001" calcext:value-type="percentage">
            <text:p>7.0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Gardening supplies" calcext:value-type="string">
            <text:p>Gardening supplies</text:p>
          </table:table-cell>
          <table:table-cell table:formula="of:=IF(ISBLANK(['Previous Year Financials'.C48]);&quot;&quot;;['Previous Year Financials'.C48])" office:value-type="float" office:value="7000" calcext:value-type="float">
            <text:p>R 7,000.00</text:p>
          </table:table-cell>
          <table:table-cell table:formula="of:=IF([.C45]=&quot;&quot;;0;(1+[.$B$10])*[.C45])" office:value-type="float" office:value="7490" calcext:value-type="float">
            <text:p>R 7,490.00</text:p>
          </table:table-cell>
          <table:table-cell table:formula="of:=IF([.C45]=&quot;&quot;; IF([.D45]=0;&quot;&quot;; &quot;You should not specify an amount.&quot;); [.D45]/[.C45]-1)" office:value-type="percentage" office:value="0.0700000000000001" calcext:value-type="percentage">
            <text:p>7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 office:value-type="string" office:string-value="Accounting and Auditing" calcext:value-type="string">
            <text:p>Accounting and Auditing</text:p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16050" calcext:value-type="float">
            <text:p>1605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 office:value-type="string" office:string-value="Fees" calcext:value-type="string">
            <text:p>Fees</text:p>
          </table:table-cell>
          <table:table-cell table:formula="of:=IF(ISBLANK(['Previous Year Financials'.C51]);&quot;&quot;;['Previous Year Financials'.C51])" office:value-type="float" office:value="15000" calcext:value-type="float">
            <text:p>R 15,000.00</text:p>
          </table:table-cell>
          <table:table-cell table:formula="of:=IF([.C48]=&quot;&quot;;0;(1+[.$B$10])*[.C48])" office:value-type="float" office:value="16050" calcext:value-type="float">
            <text:p>R 16,050.00</text:p>
          </table:table-cell>
          <table:table-cell table:formula="of:=IF([.C48]=&quot;&quot;; IF([.D48]=0;&quot;&quot;; &quot;You should not specify an amount.&quot;); [.D48]/[.C48]-1)" office:value-type="percentage" office:value="0.0700000000000001" calcext:value-type="percentage">
            <text:p>7.0%</text:p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79100" calcext:value-type="float">
            <text:p>879100</text:p>
          </table:table-cell>
          <table:table-cell table:style-name="Default" table:formula="of:=SUM([.D14:.D73])" office:value-type="float" office:value="940637" calcext:value-type="float">
            <text:p>940637</text:p>
          </table:table-cell>
          <table:table-cell table:style-name="Default" table:formula="of:=IF([.C74]=&quot;&quot;; &quot;&quot;; [.D74]/[.C74]-1)" office:value-type="float" office:value="0.0700000000000001" calcext:value-type="float">
            <text:p>0.07</text:p>
          </table:table-cell>
          <table:table-cell table:formula="of:=SUM([.F14:.F73])" office:value-type="float" office:value="940637" calcext:value-type="float">
            <text:p>940637</text:p>
          </table:table-cell>
        </table:table-row>
      </table:table>
      <table:table table:name="Budget Summary" table:style-name="ta1"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940637" calcext:value-type="currency">
            <text:p>R 940,637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879100" calcext:value-type="currency">
            <text:p>R 879,10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percentage" office:value="0.0700000000000001" calcext:value-type="percentage">
            <text:p>7.0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30005" calcext:value-type="float">
            <text:p>R 130,005.00</text:p>
          </table:table-cell>
          <table:table-cell table:formula="of:=[.B13]/[.$B$7]" office:value-type="float" office:value="0.138209532476396" calcext:value-type="float">
            <text:p>13.8%</text:p>
          </table:table-cell>
          <table:table-cell/>
          <table:table-cell table:formula="of:=INDEX(['Previous Year Financials'.E$17:'Previous Year Financials'.E$186];['Previous Year Financials'.I17])" office:value-type="float" office:value="121500" calcext:value-type="float">
            <text:p>121500.00</text:p>
          </table:table-cell>
          <table:table-cell table:formula="of:=IF([.B13]&lt;&gt;0;[.B13]/[.E13]-1;&quot;&quot;)" office:value-type="float" office:value="0.0700000000000001" calcext:value-type="float">
            <text:p>7.0%</text:p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165850" calcext:value-type="float">
            <text:p>R 165,850.00</text:p>
          </table:table-cell>
          <table:table-cell table:formula="of:=[.B14]/[.$B$7]" office:value-type="float" office:value="0.176316687521329" calcext:value-type="float">
            <text:p>17.6%</text:p>
          </table:table-cell>
          <table:table-cell/>
          <table:table-cell table:formula="of:=INDEX(['Previous Year Financials'.E$17:'Previous Year Financials'.E$186];['Previous Year Financials'.I18])" office:value-type="float" office:value="155000" calcext:value-type="float">
            <text:p>155000.00</text:p>
          </table:table-cell>
          <table:table-cell table:formula="of:=IF([.B14]&lt;&gt;0;[.B14]/[.E14]-1;&quot;&quot;)" office:value-type="float" office:value="0.0700000000000001" calcext:value-type="float">
            <text:p>7.0%</text:p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125190" calcext:value-type="float">
            <text:p>R 125,190.00</text:p>
          </table:table-cell>
          <table:table-cell table:formula="of:=[.B15]/[.$B$7]" office:value-type="float" office:value="0.133090660903196" calcext:value-type="float">
            <text:p>13.3%</text:p>
          </table:table-cell>
          <table:table-cell/>
          <table:table-cell table:formula="of:=INDEX(['Previous Year Financials'.E$17:'Previous Year Financials'.E$186];['Previous Year Financials'.I19])" office:value-type="float" office:value="117000" calcext:value-type="float">
            <text:p>117000.00</text:p>
          </table:table-cell>
          <table:table-cell table:formula="of:=IF([.B15]&lt;&gt;0;[.B15]/[.E15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0])" office:value-type="float" office:value="5992" calcext:value-type="float">
            <text:p>R 5,992.00</text:p>
          </table:table-cell>
          <table:table-cell table:formula="of:=[.B16]/[.$B$7]" office:value-type="float" office:value="0.00637015129109316" calcext:value-type="float">
            <text:p>0.6%</text:p>
          </table:table-cell>
          <table:table-cell/>
          <table:table-cell table:formula="of:=INDEX(['Previous Year Financials'.E$17:'Previous Year Financials'.E$186];['Previous Year Financials'.I20])" office:value-type="float" office:value="5600" calcext:value-type="float">
            <text:p>5600.00</text:p>
          </table:table-cell>
          <table:table-cell table:formula="of:=IF([.B16]&lt;&gt;0;[.B16]/[.E16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1])" office:value-type="float" office:value="181900" calcext:value-type="float">
            <text:p>R 181,900.00</text:p>
          </table:table-cell>
          <table:table-cell table:formula="of:=[.B17]/[.$B$7]" office:value-type="float" office:value="0.193379592765328" calcext:value-type="float">
            <text:p>19.3%</text:p>
          </table:table-cell>
          <table:table-cell/>
          <table:table-cell table:formula="of:=INDEX(['Previous Year Financials'.E$17:'Previous Year Financials'.E$186];['Previous Year Financials'.I21])" office:value-type="float" office:value="170000" calcext:value-type="float">
            <text:p>170000.00</text:p>
          </table:table-cell>
          <table:table-cell table:formula="of:=IF([.B17]&lt;&gt;0;[.B17]/[.E17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72760" calcext:value-type="float">
            <text:p>R 72,760.00</text:p>
          </table:table-cell>
          <table:table-cell table:formula="of:=[.B18]/[.$B$7]" office:value-type="float" office:value="0.0773518371061313" calcext:value-type="float">
            <text:p>7.7%</text:p>
          </table:table-cell>
          <table:table-cell/>
          <table:table-cell table:formula="of:=INDEX(['Previous Year Financials'.E$17:'Previous Year Financials'.E$186];['Previous Year Financials'.I22])" office:value-type="float" office:value="68000" calcext:value-type="float">
            <text:p>68000.00</text:p>
          </table:table-cell>
          <table:table-cell table:formula="of:=IF([.B18]&lt;&gt;0;[.B18]/[.E18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3])" office:value-type="float" office:value="69550" calcext:value-type="float">
            <text:p>R 69,550.00</text:p>
          </table:table-cell>
          <table:table-cell table:formula="of:=[.B19]/[.$B$7]" office:value-type="float" office:value="0.0739392560573314" calcext:value-type="float">
            <text:p>7.4%</text:p>
          </table:table-cell>
          <table:table-cell/>
          <table:table-cell table:formula="of:=INDEX(['Previous Year Financials'.E$17:'Previous Year Financials'.E$186];['Previous Year Financials'.I23])" office:value-type="float" office:value="65000" calcext:value-type="float">
            <text:p>65000.00</text:p>
          </table:table-cell>
          <table:table-cell table:formula="of:=IF([.B19]&lt;&gt;0;[.B19]/[.E19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4])" office:value-type="float" office:value="173340" calcext:value-type="float">
            <text:p>R 173,340.00</text:p>
          </table:table-cell>
          <table:table-cell table:formula="of:=[.B20]/[.$B$7]" office:value-type="float" office:value="0.184279376635195" calcext:value-type="float">
            <text:p>18.4%</text:p>
          </table:table-cell>
          <table:table-cell/>
          <table:table-cell table:formula="of:=INDEX(['Previous Year Financials'.E$17:'Previous Year Financials'.E$186];['Previous Year Financials'.I24])" office:value-type="float" office:value="162000" calcext:value-type="float">
            <text:p>162000.00</text:p>
          </table:table-cell>
          <table:table-cell table:formula="of:=IF([.B20]&lt;&gt;0;[.B20]/[.E20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Accounting and Auditing" calcext:value-type="string">
            <text:p>Accounting and Auditing</text:p>
          </table:table-cell>
          <table:table-cell table:formula="of:=INDEX(['Budget Planner'.F$14:'Budget Planner'.F$181];['Previous Year Financials'.I25])" office:value-type="float" office:value="16050" calcext:value-type="float">
            <text:p>R 16,050.00</text:p>
          </table:table-cell>
          <table:table-cell table:formula="of:=[.B21]/[.$B$7]" office:value-type="float" office:value="0.0170629052439995" calcext:value-type="float">
            <text:p>1.7%</text:p>
          </table:table-cell>
          <table:table-cell/>
          <table:table-cell table:formula="of:=INDEX(['Previous Year Financials'.E$17:'Previous Year Financials'.E$186];['Previous Year Financials'.I25])" office:value-type="float" office:value="15000" calcext:value-type="float">
            <text:p>15000.00</text:p>
          </table:table-cell>
          <table:table-cell table:formula="of:=IF([.B21]&lt;&gt;0;[.B21]/[.E21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9:59:47.26679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8T10:18:39.685445438</dc:date>
    <meta:editing-duration>PT8H12M56S</meta:editing-duration>
    <meta:editing-cycles>35</meta:editing-cycles>
    <meta:generator>LibreOffice/5.0.6.2$Linux_X86_64 LibreOffice_project/00$Build-2</meta:generator>
    <meta:document-statistic meta:table-count="4" meta:cell-count="1544" meta:object-count="0"/>
  </office:meta>
</office:document-meta>
</file>